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solid" svg:stroke-color="#000000" draw:fill="solid" draw:fill-color="#f0f0f0" draw:textarea-horizontal-align="center" draw:textarea-vertical-align="middle"/>
    </style:style>
    <style:style style:name="gr2" style:family="graphic" style:parent-style-name="standard">
      <style:graphic-properties draw:stroke="solid" svg:stroke-color="#000000" draw:textarea-horizontal-align="center" draw:textarea-vertical-align="middle"/>
    </style:style>
    <style:style style:name="gr3" style:family="graphic" style:parent-style-name="standard">
      <style:graphic-properties draw:stroke="solid" svg:stroke-color="#000000" draw:textarea-horizontal-align="center" draw:textarea-vertical-align="middle"/>
    </style:style>
    <style:style style:name="gr4" style:family="graphic" style:parent-style-name="standard">
      <style:graphic-properties draw:stroke="solid" svg:stroke-color="#000000" draw:fill="solid" draw:fill-color="#dddddd" draw:textarea-horizontal-align="center" draw:textarea-vertical-align="middle"/>
    </style:style>
    <style:style style:name="gr5" style:family="graphic" style:parent-style-name="standard">
      <style:graphic-properties draw:stroke="none" svg:stroke-color="#000000" draw:fill="solid" draw:fill-color="#dddddd" draw:textarea-horizontal-align="center" draw:textarea-vertical-align="middle"/>
    </style:style>
    <style:style style:name="gr6" style:family="graphic" style:parent-style-name="standard">
      <style:graphic-properties draw:stroke="none" svg:stroke-color="#000000" draw:fill="solid" draw:fill-color="#f0f0f0" draw:textarea-horizontal-align="center" draw:textarea-vertical-align="middle"/>
    </style:style>
    <style:style style:name="gr7" style:family="graphic" style:parent-style-name="standard">
      <style:graphic-properties draw:stroke="none" draw:fill="none" draw:fill-color="#ffffff" draw:textarea-horizontal-align="left" draw:auto-grow-height="false" draw:fit-to-size="tru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text-align="center"/>
      <style:text-properties fo:font-size="16pt"/>
    </style:style>
    <style:style style:name="P3" style:family="paragraph">
      <style:paragraph-properties fo:margin-left="0cm" fo:margin-right="0cm" fo:text-indent="0cm"/>
      <style:text-properties fo:color="#000000" style:text-outline="false" style:text-line-through-style="none" fo:font-family="Helvetica" style:font-family-generic="roman" style:font-pitch="variable" fo:font-size="16pt" fo:font-style="normal" fo:text-shadow="none" style:text-underline-style="none" fo:font-weight="normal" style:text-underline-mode="continuous" style:text-line-through-mode="continuous" style:letter-kerning="false" style:font-family-asian="Helvetica" style:font-family-generic-asian="roman" style:font-pitch-asian="variable" style:font-size-asian="12pt" style:font-family-complex="Helvetica" style:font-family-generic-complex="roman" style:font-pitch-complex="variable" style:font-size-complex="12pt" style:text-scale="100%"/>
    </style:style>
    <style:style style:name="P4" style:family="paragraph">
      <style:paragraph-properties fo:margin-left="0cm" fo:margin-right="0cm" fo:text-indent="0cm"/>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1" draw:layer="layout" svg:width="3.807cm" svg:height="11.404cm" svg:x="0.693cm" svg:y="0.522cm">
          <text:p text:style-name="P1">Channel</text:p>
          <text:p text:style-name="P1">Strips</text:p>
        </draw:rect>
        <draw:polyline draw:style-name="gr2" draw:text-style-name="P2" draw:layer="layout" svg:width="15.709cm" svg:height="4.878cm" svg:x="0.645cm" svg:y="12.122cm" svg:viewBox="0 0 15710 4879" draw:points="0,0 15709,0 15709,4878 0,4878 0,0">
          <text:p/>
        </draw:polyline>
        <draw:polyline draw:style-name="gr3" draw:text-style-name="P1" draw:layer="layout" svg:width="2.856cm" svg:height="3cm" svg:x="1.144cm" svg:y="8.5cm" svg:viewBox="0 0 2857 3001" draw:points="0,0 2856,0 2856,3000 0,3000 0,0">
          <text:p text:style-name="P1">Spatial</text:p>
          <text:p text:style-name="P1">Ambisonic</text:p>
          <text:p text:style-name="P1">Buses</text:p>
        </draw:polyline>
        <draw:rect draw:style-name="gr4" draw:text-style-name="P1" draw:layer="layout" svg:width="2.855cm" svg:height="1.155cm" svg:x="1.145cm" svg:y="7.345cm">
          <text:p text:style-name="P1">Vol/Sub</text:p>
        </draw:rect>
        <draw:rect draw:style-name="gr5" draw:text-style-name="P1" draw:layer="layout" svg:width="2.855cm" svg:height="0.95cm" svg:x="1.122cm" svg:y="5.944cm">
          <text:p text:style-name="P1">AUX</text:p>
        </draw:rect>
        <draw:polyline draw:style-name="gr2" draw:text-style-name="P2" draw:layer="layout" svg:width="2.856cm" svg:height="0.951cm" svg:x="1.121cm" svg:y="5.943cm" svg:viewBox="0 0 2857 952" draw:points="0,0 2856,0 2856,951 0,951 0,0">
          <text:p/>
        </draw:polyline>
        <draw:rect draw:style-name="gr5" draw:text-style-name="P1" draw:layer="layout" svg:width="2.855cm" svg:height="0.95cm" svg:x="1.122cm" svg:y="0.716cm">
          <text:p text:style-name="P1">source</text:p>
        </draw:rect>
        <draw:polyline draw:style-name="gr2" draw:text-style-name="P2" draw:layer="layout" svg:width="2.856cm" svg:height="0.951cm" svg:x="1.121cm" svg:y="0.715cm" svg:viewBox="0 0 2857 952" draw:points="0,0 2856,0 2856,951 0,951 0,0">
          <text:p/>
        </draw:polyline>
        <draw:rect draw:style-name="gr5" draw:text-style-name="P1" draw:layer="layout" svg:width="2.855cm" svg:height="1.425cm" svg:x="1.122cm" svg:y="1.667cm">
          <text:p text:style-name="P1">Pre-</text:p>
          <text:p text:style-name="P1">Process</text:p>
        </draw:rect>
        <draw:polyline draw:style-name="gr2" draw:text-style-name="P2" draw:layer="layout" svg:width="2.856cm" svg:height="1.426cm" svg:x="1.121cm" svg:y="1.666cm" svg:viewBox="0 0 2857 1427" draw:points="0,0 2856,0 2856,1426 0,1426 0,0">
          <text:p/>
        </draw:polyline>
        <draw:rect draw:style-name="gr5" draw:text-style-name="P1" draw:layer="layout" svg:width="2.855cm" svg:height="1.425cm" svg:x="1.122cm" svg:y="4.519cm">
          <text:p text:style-name="P1">Plugins</text:p>
        </draw:rect>
        <draw:polyline draw:style-name="gr2" draw:text-style-name="P2" draw:layer="layout" svg:width="2.856cm" svg:height="1.425cm" svg:x="1.121cm" svg:y="4.518cm" svg:viewBox="0 0 2857 1426" draw:points="0,0 2856,0 2856,1425 0,1425 0,0">
          <text:p/>
        </draw:polyline>
        <draw:rect draw:style-name="gr5" draw:text-style-name="P1" draw:layer="layout" svg:width="2.855cm" svg:height="1.425cm" svg:x="1.122cm" svg:y="3.093cm">
          <text:p text:style-name="P1">Filter</text:p>
        </draw:rect>
        <draw:polyline draw:style-name="gr2" draw:text-style-name="P2" draw:layer="layout" svg:width="2.856cm" svg:height="1.426cm" svg:x="1.121cm" svg:y="3.092cm" svg:viewBox="0 0 2857 1427" draw:points="0,0 2856,0 2856,1426 0,1426 0,0">
          <text:p/>
        </draw:polyline>
        <draw:circle draw:style-name="gr6" draw:text-style-name="P2" draw:layer="layout" svg:width="0.475cm" svg:height="0.474cm" svg:x="10.403cm" svg:y="7.37cm">
          <text:p/>
        </draw:circle>
        <draw:polyline draw:style-name="gr2" draw:text-style-name="P2" draw:layer="layout" svg:width="0.476cm" svg:height="0.501cm" svg:x="10.403cm" svg:y="7.343cm" svg:viewBox="0 0 477 502" draw:points="476,264 476,237 476,237 450,211 450,211 450,185 450,185 450,158 450,158 450,158 423,132 423,132 423,105 423,105 397,105 397,79 397,79 371,79 371,53 371,53 344,53 344,53 344,26 318,26 318,26 291,26 291,26 265,26 265,26 238,26 238,0 238,0 238,0 212,0 212,26 185,26 185,26 159,26 159,26 133,26 133,26 133,26 106,53 106,53 80,53 80,53 80,79 53,79 53,79 53,105 27,105 27,105 27,132 27,132 0,158 0,158 0,158 0,185 0,185 0,211 0,211 0,237 0,237 0,264 0,264 0,264 0,264 0,290 0,290 0,317 0,317 0,343 0,343 0,369 27,369 27,369 27,396 27,396 53,396 53,422 53,422 80,422 80,449 80,449 106,449 106,449 133,475 133,475 133,475 159,475 159,475 185,475 185,475 212,501 212,501 238,501 238,501 238,501 238,501 265,475 265,475 291,475 291,475 318,475 318,475 344,475 344,449 344,449 371,449 371,449 371,422 397,422 397,422 397,396 423,396 423,396 423,369 423,369 450,369 450,343 450,343 450,317 450,317 450,290 450,290 476,264 476,264 476,264">
          <text:p/>
        </draw:polyline>
        <draw:circle draw:style-name="gr6" draw:text-style-name="P2" draw:layer="layout" svg:width="0.475cm" svg:height="0.474cm" svg:x="9.451cm" svg:y="7.37cm">
          <text:p/>
        </draw:circle>
        <draw:polyline draw:style-name="gr2" draw:text-style-name="P2" draw:layer="layout" svg:width="0.476cm" svg:height="0.501cm" svg:x="9.451cm" svg:y="7.343cm" svg:viewBox="0 0 477 502" draw:points="476,264 476,237 476,237 450,211 450,211 450,185 450,185 450,158 450,158 450,158 423,132 423,132 423,105 423,105 397,105 397,79 397,79 371,79 371,53 371,53 344,53 344,53 344,26 318,26 318,26 291,26 291,26 265,26 265,26 238,26 238,0 238,0 238,0 212,0 212,26 185,26 185,26 159,26 159,26 133,26 133,26 133,26 106,53 106,53 80,53 80,53 80,79 53,79 53,79 53,105 27,105 27,105 27,132 27,132 0,158 0,158 0,158 0,185 0,185 0,211 0,211 0,237 0,237 0,264 0,264 0,264 0,264 0,290 0,290 0,317 0,317 0,343 0,343 0,369 27,369 27,369 27,396 27,396 53,396 53,422 53,422 80,422 80,449 80,449 106,449 106,449 133,475 133,475 133,475 159,475 159,475 185,475 185,475 212,501 212,501 238,501 238,501 238,501 238,501 265,475 265,475 291,475 291,475 318,475 318,475 344,475 344,449 344,449 371,449 371,449 371,422 397,422 397,422 397,396 423,396 423,396 423,369 423,369 450,369 450,343 450,343 450,317 450,317 450,290 450,290 476,264 476,264 476,264">
          <text:p/>
        </draw:polyline>
        <draw:circle draw:style-name="gr6" draw:text-style-name="P2" draw:layer="layout" svg:width="0.475cm" svg:height="0.474cm" svg:x="11.355cm" svg:y="7.37cm">
          <text:p/>
        </draw:circle>
        <draw:polyline draw:style-name="gr2" draw:text-style-name="P2" draw:layer="layout" svg:width="0.476cm" svg:height="0.501cm" svg:x="11.355cm" svg:y="7.343cm" svg:viewBox="0 0 477 502" draw:points="476,264 476,237 476,237 450,211 450,211 450,185 450,185 450,158 450,158 450,158 424,132 424,132 424,105 424,105 397,105 397,79 397,79 371,79 371,53 371,53 344,53 344,53 344,26 318,26 318,26 291,26 291,26 265,26 265,26 238,26 238,0 238,0 238,0 212,0 212,26 186,26 186,26 159,26 159,26 133,26 133,26 133,26 106,53 106,53 80,53 80,53 80,79 53,79 53,79 53,105 27,105 27,105 27,132 27,132 0,158 0,158 0,158 0,185 0,185 0,211 0,211 0,237 0,237 0,264 0,264 0,264 0,264 0,290 0,290 0,317 0,317 0,343 0,343 0,369 27,369 27,369 27,396 27,396 53,396 53,422 53,422 80,422 80,449 80,449 106,449 106,449 133,475 133,475 133,475 159,475 159,475 186,475 186,475 212,501 212,501 238,501 238,501 238,501 238,501 265,475 265,475 291,475 291,475 318,475 318,475 344,475 344,449 344,449 371,449 371,449 371,422 397,422 397,422 397,396 424,396 424,396 424,369 424,369 450,369 450,343 450,343 450,317 450,317 450,290 450,290 476,264 476,264 476,264">
          <text:p/>
        </draw:polyline>
        <draw:rect draw:style-name="gr5" draw:text-style-name="P2" draw:layer="layout" svg:width="3.307cm" svg:height="3.801cm" svg:x="0.693cm" svg:y="12.199cm">
          <text:p text:style-name="P1">Ambisonic</text:p>
          <text:p text:style-name="P1">24-channel</text:p>
          <text:p text:style-name="P1">decoder</text:p>
        </draw:rect>
        <draw:rect draw:style-name="gr5" draw:text-style-name="P2" draw:layer="layout" svg:width="2.855cm" svg:height="3.801cm" svg:x="10.345cm" svg:y="12.199cm">
          <text:p text:style-name="P1">Spatial</text:p>
          <text:p text:style-name="P1">Reverb</text:p>
          <text:p text:style-name="P1">RRR</text:p>
        </draw:rect>
        <draw:rect draw:style-name="gr5" draw:text-style-name="P2" draw:layer="layout" svg:width="2.855cm" svg:height="3.801cm" svg:x="7.445cm" svg:y="12.199cm">
          <text:p text:style-name="P1">Bus</text:p>
          <text:p text:style-name="P1">Master</text:p>
          <text:p text:style-name="P1">Matrix</text:p>
        </draw:rect>
        <draw:rect draw:style-name="gr5" draw:text-style-name="P2" draw:layer="layout" svg:width="3.306cm" svg:height="3.801cm" svg:x="4.094cm" svg:y="12.199cm">
          <text:p text:style-name="P1">Ambisonic</text:p>
          <text:p text:style-name="P1">Binaural</text:p>
          <text:p text:style-name="P1">Decoder</text:p>
        </draw:rect>
        <draw:frame draw:style-name="gr7" draw:text-style-name="P3" draw:layer="layout" svg:width="4.218cm" svg:height="1cm" svg:x="9cm" svg:y="16cm">
          <draw:text-box>
            <text:p text:style-name="P3">Mastersection</text:p>
          </draw:text-box>
        </draw:frame>
        <draw:frame draw:style-name="gr8" draw:text-style-name="P4" draw:layer="layout" svg:width="3.554cm" svg:height="0.903cm" svg:x="8.5cm" svg:y="6cm">
          <draw:text-box>
            <text:p text:style-name="P4">n channels</text:p>
          </draw:text-box>
        </draw:frame>
        <draw:rect draw:style-name="gr1" draw:text-style-name="P1" draw:layer="layout" svg:width="3.807cm" svg:height="11.404cm" svg:x="12.5cm" svg:y="0.5cm">
          <text:p text:style-name="P1">Channel</text:p>
          <text:p text:style-name="P1">Strips</text:p>
        </draw:rect>
        <draw:rect draw:style-name="gr1" draw:text-style-name="P1" draw:layer="layout" svg:width="3.807cm" svg:height="11.404cm" svg:x="4.5cm" svg:y="0.5cm">
          <text:p text:style-name="P1">Channel</text:p>
          <text:p text:style-name="P1">Strips</text:p>
        </draw:rect>
        <draw:rect draw:style-name="gr5" draw:text-style-name="P2" draw:layer="layout" svg:width="2.855cm" svg:height="3.801cm" svg:x="13.4cm" svg:y="12.199cm">
          <text:p text:style-name="P1">System</text:p>
          <text:p text:style-name="P1">Parameter</text:p>
          <text:p text:style-name="P1">Settings</text:p>
        </draw:rect>
        <draw:rect draw:style-name="gr5" draw:text-style-name="P2" draw:layer="layout" svg:width="6.807cm" svg:height="0.801cm" svg:x="0.693cm" svg:y="16.199cm">
          <text:p text:style-name="P1">DACs / calibratio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de" fo:country="AT" style:font-family-asian="'Bitstream Vera Sans'" style:font-family-generic-asian="system" style:font-pitch-asian="variable" style:font-size-asian="24pt" style:language-asian="de" style:country-asian="DE" style:font-family-complex="'Bitstream Vera Sans'" style:font-family-generic-complex="system"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Winfried Ritsch</meta:initial-creator>
    <meta:creation-date>2007-12-09T10:08:51</meta:creation-date>
    <dc:creator>Winfried Ritsch</dc:creator>
    <dc:date>2007-12-09T10:35:23</dc:date>
    <dc:language>de-AT</dc:language>
    <meta:editing-cycles>2</meta:editing-cycles>
    <meta:editing-duration>PT26M32S</meta:editing-duration>
    <meta:user-defined meta:name="Info 1"/>
    <meta:user-defined meta:name="Info 2"/>
    <meta:user-defined meta:name="Info 3"/>
    <meta:user-defined meta:name="Info 4"/>
    <meta:document-statistic meta:object-count="30"/>
  </office:meta>
</office:document-meta>
</file>